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InjectionIntegrationTests.testDefaultPersistenceContextSette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IntegrationTests.testSetterInjectionOfNamedPersisten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